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d0b5"/>
    </style:style>
    <style:style style:name="P2" style:family="paragraph" style:parent-style-name="Standard">
      <style:text-properties officeooo:rsid="001c62d0" officeooo:paragraph-rsid="001c62d0"/>
    </style:style>
    <style:style style:name="P3" style:family="paragraph" style:parent-style-name="Standard">
      <style:text-properties officeooo:paragraph-rsid="001c62d0"/>
    </style:style>
    <style:style style:name="T1" style:family="text">
      <style:text-properties officeooo:rsid="0016d0b5"/>
    </style:style>
    <style:style style:name="T2" style:family="text">
      <style:text-properties officeooo:rsid="00189008"/>
    </style:style>
    <style:style style:name="T3" style:family="text">
      <style:text-properties officeooo:rsid="001c62d0"/>
    </style:style>
    <style:style style:name="T4" style:family="text">
      <style:text-properties officeooo:rsid="001d75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text:tab/><text:tab/><text:tab/><text:tab/><text:tab/><text:tab/><text:tab/><text:tab/><text:tab/><text:tab/><text:span text:style-name="T4">Morgan Peyou</text:span></text:p>
      <text:p text:style-name="P2"><text:tab/><text:tab/><text:tab/><text:tab/><text:tab/><text:tab/><text:tab/><text:tab/><text:tab/><text:tab/><text:tab/><text:span text:style-name="T4">9/28/2020</text:span></text:p>
      <text:p text:style-name="P2"><text:tab/><text:tab/><text:tab/><text:tab/><text:tab/><text:tab/><text:tab/><text:tab/><text:tab/><text:tab/><text:tab/><text:span text:style-name="T4">EN605.617</text:span></text:p>
      <text:p text:style-name="P2"><text:tab/><text:tab/><text:tab/><text:tab/><text:tab/><text:tab/><text:tab/><text:tab/><text:tab/><text:tab/><text:tab/><text:span text:style-name="T4">Mod 4 Stretch</text:span></text:p>
      <text:p text:style-name="P2"><text:tab/><text:tab/><text:tab/><text:tab/><text:tab/><text:tab/><text:tab/><text:tab/><text:tab/><text:tab/><text:tab/><text:tab/></text:p>
      <text:p text:style-name="P2"/>
      <text:p text:style-name="P2">My first observation is that there is no sample run code with which to determine the necessary command line inputs that are needed to run the code. I had to go through and piece together that the order of inputs for a run file is int array_size, int threads_per_block, FILE *input_fp, FILE *key_fp</text:p>
      <text:p text:style-name="P2">Also, what kind of file does it want me to input? I’m assuming text file but that might not always be the case, so it’s important to specify.</text:p>
      <text:p text:style-name="P3"/>
      <text:p text:style-name="P1"><text:span text:style-name="T3">This critique is stylistic as opposed to functional</text:span><text:span text:style-name="T1">, but I think it would save space to just combine the pag</text:span><text:span text:style-name="T2">e</text:span><text:span text:style-name="T1">able transfer execution and the pinned transfer execution. The process differs by &lt;</text:span><text:span text:style-name="T4">10</text:span><text:span text:style-name="T1"> lines, so better to save room and just make a conditional statement.</text:span></text:p>
      <text:p text:style-name="P1"/>
      <text:p text:style-name="P3"><text:span text:style-name="T3">I tried to use the cudaEvent_t start_time in my code, but I kept getting an error that “this template type does not take the value int” so it might be that the code was taken out “for brevity sake” but </text:span><text:span text:style-name="T4">that portion didn’t work for me (even with the correct included libraries).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7T18:07:59.496004999</meta:creation-date>
    <dc:date>2020-09-28T10:07:14.625022559</dc:date>
    <meta:editing-duration>PT34M</meta:editing-duration>
    <meta:editing-cycles>2</meta:editing-cycles>
    <meta:generator>LibreOffice/6.4.5.2$Linux_X86_64 LibreOffice_project/40$Build-2</meta:generator>
    <meta:document-statistic meta:table-count="0" meta:image-count="0" meta:object-count="0" meta:page-count="1" meta:paragraph-count="9" meta:word-count="184" meta:character-count="1077" meta:non-whitespace-character-count="845"/>
  </office:meta>
</office:document-meta>
</file>